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2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37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7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1"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1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37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39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37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20">
      <style:table-cell-properties fo:border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20">
      <style:table-cell-properties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2" style:family="table-cell" style:parent-style-name="Default" style:data-style-name="N20">
      <style:table-cell-properties fo:border-top="none" fo:border-bottom="2pt solid #000000" fo:border-left="none" fo:border-right="none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3" style:family="table-cell" style:parent-style-name="Default" style:data-style-name="N37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1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39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37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4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4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0">
      <style:table-cell-properties fo:border-top="none" fo:border-bottom="2pt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37">
      <style:table-cell-properties fo:border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C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CC" style:repeat-content="false"/>
      <style:paragraph-properties fo:text-align="center"/>
    </style:style>
    <style:style style:name="ce3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CC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CC"/>
    </style:style>
    <style:style style:name="ce39" style:family="table-cell" style:parent-style-name="Default" style:data-style-name="N37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</style:style>
    <style:style style:name="ce41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</style:style>
    <style:style style:name="ce43" style:family="table-cell" style:parent-style-name="Default" style:data-style-name="N40">
      <style:table-cell-properties fo:border-top="thin solid #000000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</style:style>
    <style:style style:name="ce4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CC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CFFFF" style:repeat-content="false"/>
      <style:paragraph-properties fo:text-align="center"/>
    </style:style>
    <style:style style:name="ce49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fo:background-color="#CC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#CCFFFF" style:repeat-content="false"/>
      <style:paragraph-properties fo:text-align="center"/>
    </style:style>
    <style:style style:name="ce51" style:family="table-cell" style:parent-style-name="Default" style:data-style-name="N2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4" style:family="table-cell" style:parent-style-name="Default" style:data-style-name="N39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37">
      <style:table-cell-properties fo:border="thin solid #000000" style:vertical-align="middle" fo:wrap-option="wrap" fo:background-color="#CC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1">
      <style:table-cell-properties fo:border="thin solid #000000" style:vertical-align="middle" fo:wrap-option="wrap" fo:background-color="#CC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2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3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4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5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6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7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8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9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10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11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  <table:content-validation table:name="val12" table:condition="cell-content-is-date() and cell-content-is-between(38353,42369)">
          <table:help-message table:display="true"/>
          <table:error-message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  <text:p/>
          </table:error-message>
        </table:content-validation>
      </table:content-validations>
      <table:table table:name="Apr10" table:style-name="ta1" table:print-ranges="Apr10.A1:Apr10.K68">
        <table:table-column table:style-name="co1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1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number-columns-repeated="2" table:style-name="ce23"/>
          <table:table-cell table:number-columns-repeated="16373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May10" table:style-name="ta1" table:print-ranges="May10.A1:May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Apr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2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Jun10" table:style-name="ta1" table:print-ranges="Jun10.A1:Jun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May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3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3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3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3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3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3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Jul10" table:style-name="ta1" table:print-ranges="Jul10.A1:Jul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Jun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4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4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4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4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4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4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Aug10" table:style-name="ta1" table:print-ranges="Aug10.A1:Aug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Jul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5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5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5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5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5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5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Sep10" table:style-name="ta1" table:print-ranges="Sep10.A1:Sep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Aug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6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6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6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6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6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6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Oct10" table:style-name="ta1" table:print-ranges="Oct10.A1:Oct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Sep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7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7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7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7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7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7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Nov10" table:style-name="ta1" table:print-ranges="Nov10.A1:Nov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Oct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8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8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8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8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8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8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Dec10" table:style-name="ta1" table:print-ranges="Dec10.A1:Dec10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Nov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9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9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9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9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9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9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Jan11" table:style-name="ta1" table:print-ranges="Jan11.A1:Jan11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Dec10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0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0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0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0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10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10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Feb11" table:style-name="ta1" table:print-ranges="Feb11.A1:Feb11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Jan11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1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11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11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  <table:table table:name="Mar11" table:style-name="ta1" table:print-ranges="Mar11.A1:Mar11.K68">
        <table:table-column table:style-name="co8" table:default-cell-style-name="ce3"/>
        <table:table-column table:style-name="co2" table:default-cell-style-name="ce1"/>
        <table:table-column table:style-name="co3" table:default-cell-style-name="ce13"/>
        <table:table-column table:style-name="co4" table:default-cell-style-name="ce29"/>
        <table:table-column table:style-name="co5" table:default-cell-style-name="ce4"/>
        <table:table-column table:style-name="co6" table:number-columns-repeated="2" table:default-cell-style-name="ce7"/>
        <table:table-column table:style-name="co6" table:default-cell-style-name="ce12"/>
        <table:table-column table:style-name="co7" table:default-cell-style-name="ce11"/>
        <table:table-column table:style-name="co8" table:number-columns-repeated="16375" table:default-cell-style-name="ce1"/>
        <table:table-row table:style-name="ro2">
          <table:table-cell office:value-type="string" table:number-columns-spanned="1" table:number-rows-spanned="3" table:style-name="ce51">
            <text:p>Sales <text:s text:c="3"/>Date</text:p>
          </table:table-cell>
          <table:table-cell office:value-type="string" table:number-columns-spanned="1" table:number-rows-spanned="3" table:style-name="ce39">
            <text:p>Customer Name</text:p>
          </table:table-cell>
          <table:table-cell table:style-name="ce15"/>
          <table:table-cell office:value-type="string" table:style-name="ce16">
            <text:p>Total for Month</text:p>
          </table:table-cell>
          <table:table-cell office:value-type="float" office:value="0" table:formula="msoxl:=SUM(E4:E300)" table:style-name="ce17">
            <text:p>0<text:s/></text:p>
          </table:table-cell>
          <table:table-cell office:value-type="float" office:value="0" table:formula="msoxl:=SUM(F4:F300)" table:style-name="ce16">
            <text:p>0.00<text:s/></text:p>
          </table:table-cell>
          <table:table-cell office:value-type="float" office:value="0" table:formula="msoxl:=SUM(G4:G300)" table:style-name="ce16">
            <text:p>0.00<text:s/></text:p>
          </table:table-cell>
          <table:table-cell office:value-type="float" office:value="0" table:formula="msoxl:=SUM(H4:H300)" table:style-name="ce32">
            <text:p>0.00<text:s/></text:p>
          </table:table-cell>
          <table:table-cell office:value-type="date" office:date-value="2010-10-01T00:00:00" table:formula="msoxl:=TODAY()" table:style-name="ce20">
            <text:p>01-Oct-10</text:p>
          </table:table-cell>
          <table:table-cell office:value-type="float" office:value="0" table:formula="msoxl:=SUM(J4:J300)" table:style-name="ce16">
            <text:p>0.00<text:s/></text:p>
          </table:table-cell>
          <table:table-cell office:value-type="float" office:value="0" table:formula="msoxl:=J1+'Feb11'!K1" table:style-name="ce18">
            <text:p>0.00<text:s/></text:p>
          </table:table-cell>
          <table:table-cell table:number-columns-repeated="16373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52">
            <text:p>Sales Invoice or reference</text:p>
          </table:table-cell>
          <table:table-cell office:value-type="string" table:number-columns-spanned="1" table:number-rows-spanned="2" table:style-name="ce53">
            <text:p>Receipt record <text:s text:c="11"/>Cash, Bank deposit, Dr Cr Card</text:p>
          </table:table-cell>
          <table:table-cell office:value-type="string" table:number-columns-spanned="1" table:number-rows-spanned="2" table:style-name="ce54">
            <text:p>Sales Mileage</text:p>
          </table:table-cell>
          <table:table-cell office:value-type="string" table:number-columns-spanned="1" table:number-rows-spanned="2" table:style-name="ce39">
            <text:p>Gross Sales Value</text:p>
          </table:table-cell>
          <table:table-cell office:value-type="string" table:number-columns-spanned="1" table:number-rows-spanned="2" table:style-name="ce39">
            <text:p>Other Income (start up grants)</text:p>
          </table:table-cell>
          <table:table-cell office:value-type="string" table:number-columns-spanned="1" table:number-rows-spanned="2" table:style-name="ce55">
            <text:p>Sales Value not yet received</text:p>
          </table:table-cell>
          <table:table-cell office:value-type="string" table:number-columns-spanned="1" table:number-rows-spanned="2" table:style-name="ce56">
            <text:p>Number of Days Outstanding</text:p>
          </table:table-cell>
          <table:table-cell office:value-type="string" table:number-columns-spanned="2" table:number-rows-spanned="1" table:style-name="ce39">
            <text:p>Sub contractors only</text:p>
          </table:table-cell>
          <table:covered-table-cell/>
          <table:table-cell table:number-columns-repeated="16373" table:style-name="ce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IS Tax Deducted</text:p>
          </table:table-cell>
          <table:table-cell office:value-type="string" table:style-name="ce19">
            <text:p>CIS Certificate reference</text:p>
          </table:table-cell>
          <table:table-cell table:number-columns-repeated="16373" table:style-name="ce9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&lt;&gt;0),IF((D4&gt;0),&quot; &quot;,F4),&quot; &quot;)" table:style-name="ce12">
            <text:p><text:s/></text:p>
          </table:table-cell>
          <table:table-cell office:value-type="string" office:string-value=" " table:formula="msoxl:=IF((F4&lt;&gt;0),IF((D4&gt;0),&quot; &quot;,(I$1-A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&lt;&gt;0),IF((D5&gt;0),&quot; &quot;,F5),&quot; &quot;)" table:style-name="ce12">
            <text:p><text:s/></text:p>
          </table:table-cell>
          <table:table-cell office:value-type="string" office:string-value=" " table:formula="msoxl:=IF((F5&lt;&gt;0),IF((D5&gt;0),&quot; &quot;,(I$1-A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&lt;&gt;0),IF((D6&gt;0),&quot; &quot;,F6),&quot; &quot;)" table:style-name="ce12">
            <text:p><text:s/></text:p>
          </table:table-cell>
          <table:table-cell office:value-type="string" office:string-value=" " table:formula="msoxl:=IF((F6&lt;&gt;0),IF((D6&gt;0),&quot; &quot;,(I$1-A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&lt;&gt;0),IF((D7&gt;0),&quot; &quot;,F7),&quot; &quot;)" table:style-name="ce12">
            <text:p><text:s/></text:p>
          </table:table-cell>
          <table:table-cell office:value-type="string" office:string-value=" " table:formula="msoxl:=IF((F7&lt;&gt;0),IF((D7&gt;0),&quot; &quot;,(I$1-A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&lt;&gt;0),IF((D8&gt;0),&quot; &quot;,F8),&quot; &quot;)" table:style-name="ce12">
            <text:p><text:s/></text:p>
          </table:table-cell>
          <table:table-cell office:value-type="string" office:string-value=" " table:formula="msoxl:=IF((F8&lt;&gt;0),IF((D8&gt;0),&quot; &quot;,(I$1-A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&lt;&gt;0),IF((D9&gt;0),&quot; &quot;,F9),&quot; &quot;)" table:style-name="ce12">
            <text:p><text:s/></text:p>
          </table:table-cell>
          <table:table-cell office:value-type="string" office:string-value=" " table:formula="msoxl:=IF((F9&lt;&gt;0),IF((D9&gt;0),&quot; &quot;,(I$1-A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&lt;&gt;0),IF((D10&gt;0),&quot; &quot;,F10),&quot; &quot;)" table:style-name="ce12">
            <text:p><text:s/></text:p>
          </table:table-cell>
          <table:table-cell office:value-type="string" office:string-value=" " table:formula="msoxl:=IF((F10&lt;&gt;0),IF((D10&gt;0),&quot; &quot;,(I$1-A1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&lt;&gt;0),IF((D11&gt;0),&quot; &quot;,F11),&quot; &quot;)" table:style-name="ce12">
            <text:p><text:s/></text:p>
          </table:table-cell>
          <table:table-cell office:value-type="string" office:string-value=" " table:formula="msoxl:=IF((F11&lt;&gt;0),IF((D11&gt;0),&quot; &quot;,(I$1-A1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&lt;&gt;0),IF((D12&gt;0),&quot; &quot;,F12),&quot; &quot;)" table:style-name="ce12">
            <text:p><text:s/></text:p>
          </table:table-cell>
          <table:table-cell office:value-type="string" office:string-value=" " table:formula="msoxl:=IF((F12&lt;&gt;0),IF((D12&gt;0),&quot; &quot;,(I$1-A1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&lt;&gt;0),IF((D13&gt;0),&quot; &quot;,F13),&quot; &quot;)" table:style-name="ce12">
            <text:p><text:s/></text:p>
          </table:table-cell>
          <table:table-cell office:value-type="string" office:string-value=" " table:formula="msoxl:=IF((F13&lt;&gt;0),IF((D13&gt;0),&quot; &quot;,(I$1-A1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&lt;&gt;0),IF((D14&gt;0),&quot; &quot;,F14),&quot; &quot;)" table:style-name="ce12">
            <text:p><text:s/></text:p>
          </table:table-cell>
          <table:table-cell office:value-type="string" office:string-value=" " table:formula="msoxl:=IF((F14&lt;&gt;0),IF((D14&gt;0),&quot; &quot;,(I$1-A1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5&lt;&gt;0),IF((D15&gt;0),&quot; &quot;,F15),&quot; &quot;)" table:style-name="ce12">
            <text:p><text:s/></text:p>
          </table:table-cell>
          <table:table-cell office:value-type="string" office:string-value=" " table:formula="msoxl:=IF((F15&lt;&gt;0),IF((D15&gt;0),&quot; &quot;,(I$1-A15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6&lt;&gt;0),IF((D16&gt;0),&quot; &quot;,F16),&quot; &quot;)" table:style-name="ce12">
            <text:p><text:s/></text:p>
          </table:table-cell>
          <table:table-cell office:value-type="string" office:string-value=" " table:formula="msoxl:=IF((F16&lt;&gt;0),IF((D16&gt;0),&quot; &quot;,(I$1-A16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7&lt;&gt;0),IF((D17&gt;0),&quot; &quot;,F17),&quot; &quot;)" table:style-name="ce12">
            <text:p><text:s/></text:p>
          </table:table-cell>
          <table:table-cell office:value-type="string" office:string-value=" " table:formula="msoxl:=IF((F17&lt;&gt;0),IF((D17&gt;0),&quot; &quot;,(I$1-A17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8&lt;&gt;0),IF((D18&gt;0),&quot; &quot;,F18),&quot; &quot;)" table:style-name="ce12">
            <text:p><text:s/></text:p>
          </table:table-cell>
          <table:table-cell office:value-type="string" office:string-value=" " table:formula="msoxl:=IF((F18&lt;&gt;0),IF((D18&gt;0),&quot; &quot;,(I$1-A18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2" table:style-name="ce21"/>
          <table:table-cell table:style-name="ce2"/>
          <table:table-cell table:style-name="ce14"/>
          <table:table-cell table:style-name="ce30"/>
          <table:table-cell table:style-name="ce5"/>
          <table:table-cell table:number-columns-repeated="2" table:style-name="ce8"/>
          <table:table-cell office:value-type="string" office:string-value=" " table:formula="msoxl:=IF((F19&lt;&gt;0),IF((D19&gt;0),&quot; &quot;,F19),&quot; &quot;)" table:style-name="ce12">
            <text:p><text:s/></text:p>
          </table:table-cell>
          <table:table-cell office:value-type="string" office:string-value=" " table:formula="msoxl:=IF((F19&lt;&gt;0),IF((D19&gt;0),&quot; &quot;,(I$1-A19)),&quot; &quot;)" table:style-name="ce10">
            <text:p><text:s/></text:p>
          </table:table-cell>
          <table:table-cell table:style-name="ce1"/>
          <table:table-cell table:number-columns-repeated="16374" table:style-name="ce2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&lt;&gt;0),IF((D20&gt;0),&quot; &quot;,F20),&quot; &quot;)" table:style-name="ce12">
            <text:p><text:s/></text:p>
          </table:table-cell>
          <table:table-cell office:value-type="string" office:string-value=" " table:formula="msoxl:=IF((F20&lt;&gt;0),IF((D20&gt;0),&quot; &quot;,(I$1-A2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1&lt;&gt;0),IF((D21&gt;0),&quot; &quot;,F21),&quot; &quot;)" table:style-name="ce12">
            <text:p><text:s/></text:p>
          </table:table-cell>
          <table:table-cell office:value-type="string" office:string-value=" " table:formula="msoxl:=IF((F21&lt;&gt;0),IF((D21&gt;0),&quot; &quot;,(I$1-A2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2&lt;&gt;0),IF((D22&gt;0),&quot; &quot;,F22),&quot; &quot;)" table:style-name="ce12">
            <text:p><text:s/></text:p>
          </table:table-cell>
          <table:table-cell office:value-type="string" office:string-value=" " table:formula="msoxl:=IF((F22&lt;&gt;0),IF((D22&gt;0),&quot; &quot;,(I$1-A2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3&lt;&gt;0),IF((D23&gt;0),&quot; &quot;,F23),&quot; &quot;)" table:style-name="ce12">
            <text:p><text:s/></text:p>
          </table:table-cell>
          <table:table-cell office:value-type="string" office:string-value=" " table:formula="msoxl:=IF((F23&lt;&gt;0),IF((D23&gt;0),&quot; &quot;,(I$1-A23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4&lt;&gt;0),IF((D24&gt;0),&quot; &quot;,F24),&quot; &quot;)" table:style-name="ce12">
            <text:p><text:s/></text:p>
          </table:table-cell>
          <table:table-cell office:value-type="string" office:string-value=" " table:formula="msoxl:=IF((F24&lt;&gt;0),IF((D24&gt;0),&quot; &quot;,(I$1-A24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5&lt;&gt;0),IF((D25&gt;0),&quot; &quot;,F25),&quot; &quot;)" table:style-name="ce12">
            <text:p><text:s/></text:p>
          </table:table-cell>
          <table:table-cell office:value-type="string" office:string-value=" " table:formula="msoxl:=IF((F25&lt;&gt;0),IF((D25&gt;0),&quot; &quot;,(I$1-A25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6&lt;&gt;0),IF((D26&gt;0),&quot; &quot;,F26),&quot; &quot;)" table:style-name="ce12">
            <text:p><text:s/></text:p>
          </table:table-cell>
          <table:table-cell office:value-type="string" office:string-value=" " table:formula="msoxl:=IF((F26&lt;&gt;0),IF((D26&gt;0),&quot; &quot;,(I$1-A26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7&lt;&gt;0),IF((D27&gt;0),&quot; &quot;,F27),&quot; &quot;)" table:style-name="ce12">
            <text:p><text:s/></text:p>
          </table:table-cell>
          <table:table-cell office:value-type="string" office:string-value=" " table:formula="msoxl:=IF((F27&lt;&gt;0),IF((D27&gt;0),&quot; &quot;,(I$1-A27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8&lt;&gt;0),IF((D28&gt;0),&quot; &quot;,F28),&quot; &quot;)" table:style-name="ce12">
            <text:p><text:s/></text:p>
          </table:table-cell>
          <table:table-cell office:value-type="string" office:string-value=" " table:formula="msoxl:=IF((F28&lt;&gt;0),IF((D28&gt;0),&quot; &quot;,(I$1-A28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9&lt;&gt;0),IF((D29&gt;0),&quot; &quot;,F29),&quot; &quot;)" table:style-name="ce12">
            <text:p><text:s/></text:p>
          </table:table-cell>
          <table:table-cell office:value-type="string" office:string-value=" " table:formula="msoxl:=IF((F29&lt;&gt;0),IF((D29&gt;0),&quot; &quot;,(I$1-A29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0&lt;&gt;0),IF((D30&gt;0),&quot; &quot;,F30),&quot; &quot;)" table:style-name="ce12">
            <text:p><text:s/></text:p>
          </table:table-cell>
          <table:table-cell office:value-type="string" office:string-value=" " table:formula="msoxl:=IF((F30&lt;&gt;0),IF((D30&gt;0),&quot; &quot;,(I$1-A30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1&lt;&gt;0),IF((D31&gt;0),&quot; &quot;,F31),&quot; &quot;)" table:style-name="ce12">
            <text:p><text:s/></text:p>
          </table:table-cell>
          <table:table-cell office:value-type="string" office:string-value=" " table:formula="msoxl:=IF((F31&lt;&gt;0),IF((D31&gt;0),&quot; &quot;,(I$1-A31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2&lt;&gt;0),IF((D32&gt;0),&quot; &quot;,F32),&quot; &quot;)" table:style-name="ce12">
            <text:p><text:s/></text:p>
          </table:table-cell>
          <table:table-cell office:value-type="string" office:string-value=" " table:formula="msoxl:=IF((F32&lt;&gt;0),IF((D32&gt;0),&quot; &quot;,(I$1-A32)),&quot; &quot;)" table:style-name="ce10">
            <text:p><text:s/></text:p>
          </table:table-cell>
          <table:table-cell table:number-columns-repeated="16375" table:style-name="ce1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3&lt;&gt;0),IF((D33&gt;0),&quot; &quot;,F33),&quot; &quot;)" table:style-name="ce12">
            <text:p><text:s/></text:p>
          </table:table-cell>
          <table:table-cell office:value-type="string" office:string-value=" " table:formula="msoxl:=IF((F33&lt;&gt;0),IF((D33&gt;0),&quot; &quot;,(I$1-A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4&lt;&gt;0),IF((D34&gt;0),&quot; &quot;,F34),&quot; &quot;)" table:style-name="ce12">
            <text:p><text:s/></text:p>
          </table:table-cell>
          <table:table-cell office:value-type="string" office:string-value=" " table:formula="msoxl:=IF((F34&lt;&gt;0),IF((D34&gt;0),&quot; &quot;,(I$1-A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5&lt;&gt;0),IF((D35&gt;0),&quot; &quot;,F35),&quot; &quot;)" table:style-name="ce12">
            <text:p><text:s/></text:p>
          </table:table-cell>
          <table:table-cell office:value-type="string" office:string-value=" " table:formula="msoxl:=IF((F35&lt;&gt;0),IF((D35&gt;0),&quot; &quot;,(I$1-A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6&lt;&gt;0),IF((D36&gt;0),&quot; &quot;,F36),&quot; &quot;)" table:style-name="ce12">
            <text:p><text:s/></text:p>
          </table:table-cell>
          <table:table-cell office:value-type="string" office:string-value=" " table:formula="msoxl:=IF((F36&lt;&gt;0),IF((D36&gt;0),&quot; &quot;,(I$1-A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7&lt;&gt;0),IF((D37&gt;0),&quot; &quot;,F37),&quot; &quot;)" table:style-name="ce12">
            <text:p><text:s/></text:p>
          </table:table-cell>
          <table:table-cell office:value-type="string" office:string-value=" " table:formula="msoxl:=IF((F37&lt;&gt;0),IF((D37&gt;0),&quot; &quot;,(I$1-A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8&lt;&gt;0),IF((D38&gt;0),&quot; &quot;,F38),&quot; &quot;)" table:style-name="ce12">
            <text:p><text:s/></text:p>
          </table:table-cell>
          <table:table-cell office:value-type="string" office:string-value=" " table:formula="msoxl:=IF((F38&lt;&gt;0),IF((D38&gt;0),&quot; &quot;,(I$1-A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39&lt;&gt;0),IF((D39&gt;0),&quot; &quot;,F39),&quot; &quot;)" table:style-name="ce12">
            <text:p><text:s/></text:p>
          </table:table-cell>
          <table:table-cell office:value-type="string" office:string-value=" " table:formula="msoxl:=IF((F39&lt;&gt;0),IF((D39&gt;0),&quot; &quot;,(I$1-A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0&lt;&gt;0),IF((D40&gt;0),&quot; &quot;,F40),&quot; &quot;)" table:style-name="ce12">
            <text:p><text:s/></text:p>
          </table:table-cell>
          <table:table-cell office:value-type="string" office:string-value=" " table:formula="msoxl:=IF((F40&lt;&gt;0),IF((D40&gt;0),&quot; &quot;,(I$1-A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1&lt;&gt;0),IF((D41&gt;0),&quot; &quot;,F41),&quot; &quot;)" table:style-name="ce12">
            <text:p><text:s/></text:p>
          </table:table-cell>
          <table:table-cell office:value-type="string" office:string-value=" " table:formula="msoxl:=IF((F41&lt;&gt;0),IF((D41&gt;0),&quot; &quot;,(I$1-A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2&lt;&gt;0),IF((D42&gt;0),&quot; &quot;,F42),&quot; &quot;)" table:style-name="ce12">
            <text:p><text:s/></text:p>
          </table:table-cell>
          <table:table-cell office:value-type="string" office:string-value=" " table:formula="msoxl:=IF((F42&lt;&gt;0),IF((D42&gt;0),&quot; &quot;,(I$1-A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3&lt;&gt;0),IF((D43&gt;0),&quot; &quot;,F43),&quot; &quot;)" table:style-name="ce12">
            <text:p><text:s/></text:p>
          </table:table-cell>
          <table:table-cell office:value-type="string" office:string-value=" " table:formula="msoxl:=IF((F43&lt;&gt;0),IF((D43&gt;0),&quot; &quot;,(I$1-A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4&lt;&gt;0),IF((D44&gt;0),&quot; &quot;,F44),&quot; &quot;)" table:style-name="ce12">
            <text:p><text:s/></text:p>
          </table:table-cell>
          <table:table-cell office:value-type="string" office:string-value=" " table:formula="msoxl:=IF((F44&lt;&gt;0),IF((D44&gt;0),&quot; &quot;,(I$1-A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5&lt;&gt;0),IF((D45&gt;0),&quot; &quot;,F45),&quot; &quot;)" table:style-name="ce12">
            <text:p><text:s/></text:p>
          </table:table-cell>
          <table:table-cell office:value-type="string" office:string-value=" " table:formula="msoxl:=IF((F45&lt;&gt;0),IF((D45&gt;0),&quot; &quot;,(I$1-A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6&lt;&gt;0),IF((D46&gt;0),&quot; &quot;,F46),&quot; &quot;)" table:style-name="ce12">
            <text:p><text:s/></text:p>
          </table:table-cell>
          <table:table-cell office:value-type="string" office:string-value=" " table:formula="msoxl:=IF((F46&lt;&gt;0),IF((D46&gt;0),&quot; &quot;,(I$1-A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7&lt;&gt;0),IF((D47&gt;0),&quot; &quot;,F47),&quot; &quot;)" table:style-name="ce12">
            <text:p><text:s/></text:p>
          </table:table-cell>
          <table:table-cell office:value-type="string" office:string-value=" " table:formula="msoxl:=IF((F47&lt;&gt;0),IF((D47&gt;0),&quot; &quot;,(I$1-A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8&lt;&gt;0),IF((D48&gt;0),&quot; &quot;,F48),&quot; &quot;)" table:style-name="ce12">
            <text:p><text:s/></text:p>
          </table:table-cell>
          <table:table-cell office:value-type="string" office:string-value=" " table:formula="msoxl:=IF((F48&lt;&gt;0),IF((D48&gt;0),&quot; &quot;,(I$1-A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49&lt;&gt;0),IF((D49&gt;0),&quot; &quot;,F49),&quot; &quot;)" table:style-name="ce12">
            <text:p><text:s/></text:p>
          </table:table-cell>
          <table:table-cell office:value-type="string" office:string-value=" " table:formula="msoxl:=IF((F49&lt;&gt;0),IF((D49&gt;0),&quot; &quot;,(I$1-A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0&lt;&gt;0),IF((D50&gt;0),&quot; &quot;,F50),&quot; &quot;)" table:style-name="ce12">
            <text:p><text:s/></text:p>
          </table:table-cell>
          <table:table-cell office:value-type="string" office:string-value=" " table:formula="msoxl:=IF((F50&lt;&gt;0),IF((D50&gt;0),&quot; &quot;,(I$1-A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1&lt;&gt;0),IF((D51&gt;0),&quot; &quot;,F51),&quot; &quot;)" table:style-name="ce12">
            <text:p><text:s/></text:p>
          </table:table-cell>
          <table:table-cell office:value-type="string" office:string-value=" " table:formula="msoxl:=IF((F51&lt;&gt;0),IF((D51&gt;0),&quot; &quot;,(I$1-A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2&lt;&gt;0),IF((D52&gt;0),&quot; &quot;,F52),&quot; &quot;)" table:style-name="ce12">
            <text:p><text:s/></text:p>
          </table:table-cell>
          <table:table-cell office:value-type="string" office:string-value=" " table:formula="msoxl:=IF((F52&lt;&gt;0),IF((D52&gt;0),&quot; &quot;,(I$1-A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3&lt;&gt;0),IF((D53&gt;0),&quot; &quot;,F53),&quot; &quot;)" table:style-name="ce12">
            <text:p><text:s/></text:p>
          </table:table-cell>
          <table:table-cell office:value-type="string" office:string-value=" " table:formula="msoxl:=IF((F53&lt;&gt;0),IF((D53&gt;0),&quot; &quot;,(I$1-A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4&lt;&gt;0),IF((D54&gt;0),&quot; &quot;,F54),&quot; &quot;)" table:style-name="ce12">
            <text:p><text:s/></text:p>
          </table:table-cell>
          <table:table-cell office:value-type="string" office:string-value=" " table:formula="msoxl:=IF((F54&lt;&gt;0),IF((D54&gt;0),&quot; &quot;,(I$1-A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5&lt;&gt;0),IF((D55&gt;0),&quot; &quot;,F55),&quot; &quot;)" table:style-name="ce12">
            <text:p><text:s/></text:p>
          </table:table-cell>
          <table:table-cell office:value-type="string" office:string-value=" " table:formula="msoxl:=IF((F55&lt;&gt;0),IF((D55&gt;0),&quot; &quot;,(I$1-A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6&lt;&gt;0),IF((D56&gt;0),&quot; &quot;,F56),&quot; &quot;)" table:style-name="ce12">
            <text:p><text:s/></text:p>
          </table:table-cell>
          <table:table-cell office:value-type="string" office:string-value=" " table:formula="msoxl:=IF((F56&lt;&gt;0),IF((D56&gt;0),&quot; &quot;,(I$1-A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7&lt;&gt;0),IF((D57&gt;0),&quot; &quot;,F57),&quot; &quot;)" table:style-name="ce12">
            <text:p><text:s/></text:p>
          </table:table-cell>
          <table:table-cell office:value-type="string" office:string-value=" " table:formula="msoxl:=IF((F57&lt;&gt;0),IF((D57&gt;0),&quot; &quot;,(I$1-A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8&lt;&gt;0),IF((D58&gt;0),&quot; &quot;,F58),&quot; &quot;)" table:style-name="ce12">
            <text:p><text:s/></text:p>
          </table:table-cell>
          <table:table-cell office:value-type="string" office:string-value=" " table:formula="msoxl:=IF((F58&lt;&gt;0),IF((D58&gt;0),&quot; &quot;,(I$1-A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59&lt;&gt;0),IF((D59&gt;0),&quot; &quot;,F59),&quot; &quot;)" table:style-name="ce12">
            <text:p><text:s/></text:p>
          </table:table-cell>
          <table:table-cell office:value-type="string" office:string-value=" " table:formula="msoxl:=IF((F59&lt;&gt;0),IF((D59&gt;0),&quot; &quot;,(I$1-A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0&lt;&gt;0),IF((D60&gt;0),&quot; &quot;,F60),&quot; &quot;)" table:style-name="ce12">
            <text:p><text:s/></text:p>
          </table:table-cell>
          <table:table-cell office:value-type="string" office:string-value=" " table:formula="msoxl:=IF((F60&lt;&gt;0),IF((D60&gt;0),&quot; &quot;,(I$1-A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1&lt;&gt;0),IF((D61&gt;0),&quot; &quot;,F61),&quot; &quot;)" table:style-name="ce12">
            <text:p><text:s/></text:p>
          </table:table-cell>
          <table:table-cell office:value-type="string" office:string-value=" " table:formula="msoxl:=IF((F61&lt;&gt;0),IF((D61&gt;0),&quot; &quot;,(I$1-A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2&lt;&gt;0),IF((D62&gt;0),&quot; &quot;,F62),&quot; &quot;)" table:style-name="ce12">
            <text:p><text:s/></text:p>
          </table:table-cell>
          <table:table-cell office:value-type="string" office:string-value=" " table:formula="msoxl:=IF((F62&lt;&gt;0),IF((D62&gt;0),&quot; &quot;,(I$1-A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3&lt;&gt;0),IF((D63&gt;0),&quot; &quot;,F63),&quot; &quot;)" table:style-name="ce12">
            <text:p><text:s/></text:p>
          </table:table-cell>
          <table:table-cell office:value-type="string" office:string-value=" " table:formula="msoxl:=IF((F63&lt;&gt;0),IF((D63&gt;0),&quot; &quot;,(I$1-A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4&lt;&gt;0),IF((D64&gt;0),&quot; &quot;,F64),&quot; &quot;)" table:style-name="ce12">
            <text:p><text:s/></text:p>
          </table:table-cell>
          <table:table-cell office:value-type="string" office:string-value=" " table:formula="msoxl:=IF((F64&lt;&gt;0),IF((D64&gt;0),&quot; &quot;,(I$1-A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5&lt;&gt;0),IF((D65&gt;0),&quot; &quot;,F65),&quot; &quot;)" table:style-name="ce12">
            <text:p><text:s/></text:p>
          </table:table-cell>
          <table:table-cell office:value-type="string" office:string-value=" " table:formula="msoxl:=IF((F65&lt;&gt;0),IF((D65&gt;0),&quot; &quot;,(I$1-A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6&lt;&gt;0),IF((D66&gt;0),&quot; &quot;,F66),&quot; &quot;)" table:style-name="ce12">
            <text:p><text:s/></text:p>
          </table:table-cell>
          <table:table-cell office:value-type="string" office:string-value=" " table:formula="msoxl:=IF((F66&lt;&gt;0),IF((D66&gt;0),&quot; &quot;,(I$1-A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7&lt;&gt;0),IF((D67&gt;0),&quot; &quot;,F67),&quot; &quot;)" table:style-name="ce12">
            <text:p><text:s/></text:p>
          </table:table-cell>
          <table:table-cell office:value-type="string" office:string-value=" " table:formula="msoxl:=IF((F67&lt;&gt;0),IF((D67&gt;0),&quot; &quot;,(I$1-A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8&lt;&gt;0),IF((D68&gt;0),&quot; &quot;,F68),&quot; &quot;)" table:style-name="ce12">
            <text:p><text:s/></text:p>
          </table:table-cell>
          <table:table-cell office:value-type="string" office:string-value=" " table:formula="msoxl:=IF((F68&lt;&gt;0),IF((D68&gt;0),&quot; &quot;,(I$1-A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69&lt;&gt;0),IF((D69&gt;0),&quot; &quot;,F69),&quot; &quot;)" table:style-name="ce12">
            <text:p><text:s/></text:p>
          </table:table-cell>
          <table:table-cell office:value-type="string" office:string-value=" " table:formula="msoxl:=IF((F69&lt;&gt;0),IF((D69&gt;0),&quot; &quot;,(I$1-A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0&lt;&gt;0),IF((D70&gt;0),&quot; &quot;,F70),&quot; &quot;)" table:style-name="ce12">
            <text:p><text:s/></text:p>
          </table:table-cell>
          <table:table-cell office:value-type="string" office:string-value=" " table:formula="msoxl:=IF((F70&lt;&gt;0),IF((D70&gt;0),&quot; &quot;,(I$1-A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1&lt;&gt;0),IF((D71&gt;0),&quot; &quot;,F71),&quot; &quot;)" table:style-name="ce12">
            <text:p><text:s/></text:p>
          </table:table-cell>
          <table:table-cell office:value-type="string" office:string-value=" " table:formula="msoxl:=IF((F71&lt;&gt;0),IF((D71&gt;0),&quot; &quot;,(I$1-A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2&lt;&gt;0),IF((D72&gt;0),&quot; &quot;,F72),&quot; &quot;)" table:style-name="ce12">
            <text:p><text:s/></text:p>
          </table:table-cell>
          <table:table-cell office:value-type="string" office:string-value=" " table:formula="msoxl:=IF((F72&lt;&gt;0),IF((D72&gt;0),&quot; &quot;,(I$1-A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3&lt;&gt;0),IF((D73&gt;0),&quot; &quot;,F73),&quot; &quot;)" table:style-name="ce12">
            <text:p><text:s/></text:p>
          </table:table-cell>
          <table:table-cell office:value-type="string" office:string-value=" " table:formula="msoxl:=IF((F73&lt;&gt;0),IF((D73&gt;0),&quot; &quot;,(I$1-A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4&lt;&gt;0),IF((D74&gt;0),&quot; &quot;,F74),&quot; &quot;)" table:style-name="ce12">
            <text:p><text:s/></text:p>
          </table:table-cell>
          <table:table-cell office:value-type="string" office:string-value=" " table:formula="msoxl:=IF((F74&lt;&gt;0),IF((D74&gt;0),&quot; &quot;,(I$1-A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5&lt;&gt;0),IF((D75&gt;0),&quot; &quot;,F75),&quot; &quot;)" table:style-name="ce12">
            <text:p><text:s/></text:p>
          </table:table-cell>
          <table:table-cell office:value-type="string" office:string-value=" " table:formula="msoxl:=IF((F75&lt;&gt;0),IF((D75&gt;0),&quot; &quot;,(I$1-A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6&lt;&gt;0),IF((D76&gt;0),&quot; &quot;,F76),&quot; &quot;)" table:style-name="ce12">
            <text:p><text:s/></text:p>
          </table:table-cell>
          <table:table-cell office:value-type="string" office:string-value=" " table:formula="msoxl:=IF((F76&lt;&gt;0),IF((D76&gt;0),&quot; &quot;,(I$1-A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7&lt;&gt;0),IF((D77&gt;0),&quot; &quot;,F77),&quot; &quot;)" table:style-name="ce12">
            <text:p><text:s/></text:p>
          </table:table-cell>
          <table:table-cell office:value-type="string" office:string-value=" " table:formula="msoxl:=IF((F77&lt;&gt;0),IF((D77&gt;0),&quot; &quot;,(I$1-A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8&lt;&gt;0),IF((D78&gt;0),&quot; &quot;,F78),&quot; &quot;)" table:style-name="ce12">
            <text:p><text:s/></text:p>
          </table:table-cell>
          <table:table-cell office:value-type="string" office:string-value=" " table:formula="msoxl:=IF((F78&lt;&gt;0),IF((D78&gt;0),&quot; &quot;,(I$1-A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79&lt;&gt;0),IF((D79&gt;0),&quot; &quot;,F79),&quot; &quot;)" table:style-name="ce12">
            <text:p><text:s/></text:p>
          </table:table-cell>
          <table:table-cell office:value-type="string" office:string-value=" " table:formula="msoxl:=IF((F79&lt;&gt;0),IF((D79&gt;0),&quot; &quot;,(I$1-A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0&lt;&gt;0),IF((D80&gt;0),&quot; &quot;,F80),&quot; &quot;)" table:style-name="ce12">
            <text:p><text:s/></text:p>
          </table:table-cell>
          <table:table-cell office:value-type="string" office:string-value=" " table:formula="msoxl:=IF((F80&lt;&gt;0),IF((D80&gt;0),&quot; &quot;,(I$1-A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1&lt;&gt;0),IF((D81&gt;0),&quot; &quot;,F81),&quot; &quot;)" table:style-name="ce12">
            <text:p><text:s/></text:p>
          </table:table-cell>
          <table:table-cell office:value-type="string" office:string-value=" " table:formula="msoxl:=IF((F81&lt;&gt;0),IF((D81&gt;0),&quot; &quot;,(I$1-A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2&lt;&gt;0),IF((D82&gt;0),&quot; &quot;,F82),&quot; &quot;)" table:style-name="ce12">
            <text:p><text:s/></text:p>
          </table:table-cell>
          <table:table-cell office:value-type="string" office:string-value=" " table:formula="msoxl:=IF((F82&lt;&gt;0),IF((D82&gt;0),&quot; &quot;,(I$1-A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3&lt;&gt;0),IF((D83&gt;0),&quot; &quot;,F83),&quot; &quot;)" table:style-name="ce12">
            <text:p><text:s/></text:p>
          </table:table-cell>
          <table:table-cell office:value-type="string" office:string-value=" " table:formula="msoxl:=IF((F83&lt;&gt;0),IF((D83&gt;0),&quot; &quot;,(I$1-A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4&lt;&gt;0),IF((D84&gt;0),&quot; &quot;,F84),&quot; &quot;)" table:style-name="ce12">
            <text:p><text:s/></text:p>
          </table:table-cell>
          <table:table-cell office:value-type="string" office:string-value=" " table:formula="msoxl:=IF((F84&lt;&gt;0),IF((D84&gt;0),&quot; &quot;,(I$1-A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5&lt;&gt;0),IF((D85&gt;0),&quot; &quot;,F85),&quot; &quot;)" table:style-name="ce12">
            <text:p><text:s/></text:p>
          </table:table-cell>
          <table:table-cell office:value-type="string" office:string-value=" " table:formula="msoxl:=IF((F85&lt;&gt;0),IF((D85&gt;0),&quot; &quot;,(I$1-A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6&lt;&gt;0),IF((D86&gt;0),&quot; &quot;,F86),&quot; &quot;)" table:style-name="ce12">
            <text:p><text:s/></text:p>
          </table:table-cell>
          <table:table-cell office:value-type="string" office:string-value=" " table:formula="msoxl:=IF((F86&lt;&gt;0),IF((D86&gt;0),&quot; &quot;,(I$1-A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7&lt;&gt;0),IF((D87&gt;0),&quot; &quot;,F87),&quot; &quot;)" table:style-name="ce12">
            <text:p><text:s/></text:p>
          </table:table-cell>
          <table:table-cell office:value-type="string" office:string-value=" " table:formula="msoxl:=IF((F87&lt;&gt;0),IF((D87&gt;0),&quot; &quot;,(I$1-A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8&lt;&gt;0),IF((D88&gt;0),&quot; &quot;,F88),&quot; &quot;)" table:style-name="ce12">
            <text:p><text:s/></text:p>
          </table:table-cell>
          <table:table-cell office:value-type="string" office:string-value=" " table:formula="msoxl:=IF((F88&lt;&gt;0),IF((D88&gt;0),&quot; &quot;,(I$1-A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89&lt;&gt;0),IF((D89&gt;0),&quot; &quot;,F89),&quot; &quot;)" table:style-name="ce12">
            <text:p><text:s/></text:p>
          </table:table-cell>
          <table:table-cell office:value-type="string" office:string-value=" " table:formula="msoxl:=IF((F89&lt;&gt;0),IF((D89&gt;0),&quot; &quot;,(I$1-A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0&lt;&gt;0),IF((D90&gt;0),&quot; &quot;,F90),&quot; &quot;)" table:style-name="ce12">
            <text:p><text:s/></text:p>
          </table:table-cell>
          <table:table-cell office:value-type="string" office:string-value=" " table:formula="msoxl:=IF((F90&lt;&gt;0),IF((D90&gt;0),&quot; &quot;,(I$1-A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1&lt;&gt;0),IF((D91&gt;0),&quot; &quot;,F91),&quot; &quot;)" table:style-name="ce12">
            <text:p><text:s/></text:p>
          </table:table-cell>
          <table:table-cell office:value-type="string" office:string-value=" " table:formula="msoxl:=IF((F91&lt;&gt;0),IF((D91&gt;0),&quot; &quot;,(I$1-A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2&lt;&gt;0),IF((D92&gt;0),&quot; &quot;,F92),&quot; &quot;)" table:style-name="ce12">
            <text:p><text:s/></text:p>
          </table:table-cell>
          <table:table-cell office:value-type="string" office:string-value=" " table:formula="msoxl:=IF((F92&lt;&gt;0),IF((D92&gt;0),&quot; &quot;,(I$1-A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3&lt;&gt;0),IF((D93&gt;0),&quot; &quot;,F93),&quot; &quot;)" table:style-name="ce12">
            <text:p><text:s/></text:p>
          </table:table-cell>
          <table:table-cell office:value-type="string" office:string-value=" " table:formula="msoxl:=IF((F93&lt;&gt;0),IF((D93&gt;0),&quot; &quot;,(I$1-A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4&lt;&gt;0),IF((D94&gt;0),&quot; &quot;,F94),&quot; &quot;)" table:style-name="ce12">
            <text:p><text:s/></text:p>
          </table:table-cell>
          <table:table-cell office:value-type="string" office:string-value=" " table:formula="msoxl:=IF((F94&lt;&gt;0),IF((D94&gt;0),&quot; &quot;,(I$1-A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5&lt;&gt;0),IF((D95&gt;0),&quot; &quot;,F95),&quot; &quot;)" table:style-name="ce12">
            <text:p><text:s/></text:p>
          </table:table-cell>
          <table:table-cell office:value-type="string" office:string-value=" " table:formula="msoxl:=IF((F95&lt;&gt;0),IF((D95&gt;0),&quot; &quot;,(I$1-A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6&lt;&gt;0),IF((D96&gt;0),&quot; &quot;,F96),&quot; &quot;)" table:style-name="ce12">
            <text:p><text:s/></text:p>
          </table:table-cell>
          <table:table-cell office:value-type="string" office:string-value=" " table:formula="msoxl:=IF((F96&lt;&gt;0),IF((D96&gt;0),&quot; &quot;,(I$1-A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7&lt;&gt;0),IF((D97&gt;0),&quot; &quot;,F97),&quot; &quot;)" table:style-name="ce12">
            <text:p><text:s/></text:p>
          </table:table-cell>
          <table:table-cell office:value-type="string" office:string-value=" " table:formula="msoxl:=IF((F97&lt;&gt;0),IF((D97&gt;0),&quot; &quot;,(I$1-A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8&lt;&gt;0),IF((D98&gt;0),&quot; &quot;,F98),&quot; &quot;)" table:style-name="ce12">
            <text:p><text:s/></text:p>
          </table:table-cell>
          <table:table-cell office:value-type="string" office:string-value=" " table:formula="msoxl:=IF((F98&lt;&gt;0),IF((D98&gt;0),&quot; &quot;,(I$1-A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99&lt;&gt;0),IF((D99&gt;0),&quot; &quot;,F99),&quot; &quot;)" table:style-name="ce12">
            <text:p><text:s/></text:p>
          </table:table-cell>
          <table:table-cell office:value-type="string" office:string-value=" " table:formula="msoxl:=IF((F99&lt;&gt;0),IF((D99&gt;0),&quot; &quot;,(I$1-A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0&lt;&gt;0),IF((D100&gt;0),&quot; &quot;,F100),&quot; &quot;)" table:style-name="ce12">
            <text:p><text:s/></text:p>
          </table:table-cell>
          <table:table-cell office:value-type="string" office:string-value=" " table:formula="msoxl:=IF((F100&lt;&gt;0),IF((D100&gt;0),&quot; &quot;,(I$1-A1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1&lt;&gt;0),IF((D101&gt;0),&quot; &quot;,F101),&quot; &quot;)" table:style-name="ce12">
            <text:p><text:s/></text:p>
          </table:table-cell>
          <table:table-cell office:value-type="string" office:string-value=" " table:formula="msoxl:=IF((F101&lt;&gt;0),IF((D101&gt;0),&quot; &quot;,(I$1-A1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2&lt;&gt;0),IF((D102&gt;0),&quot; &quot;,F102),&quot; &quot;)" table:style-name="ce12">
            <text:p><text:s/></text:p>
          </table:table-cell>
          <table:table-cell office:value-type="string" office:string-value=" " table:formula="msoxl:=IF((F102&lt;&gt;0),IF((D102&gt;0),&quot; &quot;,(I$1-A1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3&lt;&gt;0),IF((D103&gt;0),&quot; &quot;,F103),&quot; &quot;)" table:style-name="ce12">
            <text:p><text:s/></text:p>
          </table:table-cell>
          <table:table-cell office:value-type="string" office:string-value=" " table:formula="msoxl:=IF((F103&lt;&gt;0),IF((D103&gt;0),&quot; &quot;,(I$1-A1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4&lt;&gt;0),IF((D104&gt;0),&quot; &quot;,F104),&quot; &quot;)" table:style-name="ce12">
            <text:p><text:s/></text:p>
          </table:table-cell>
          <table:table-cell office:value-type="string" office:string-value=" " table:formula="msoxl:=IF((F104&lt;&gt;0),IF((D104&gt;0),&quot; &quot;,(I$1-A10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5&lt;&gt;0),IF((D105&gt;0),&quot; &quot;,F105),&quot; &quot;)" table:style-name="ce12">
            <text:p><text:s/></text:p>
          </table:table-cell>
          <table:table-cell office:value-type="string" office:string-value=" " table:formula="msoxl:=IF((F105&lt;&gt;0),IF((D105&gt;0),&quot; &quot;,(I$1-A10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6&lt;&gt;0),IF((D106&gt;0),&quot; &quot;,F106),&quot; &quot;)" table:style-name="ce12">
            <text:p><text:s/></text:p>
          </table:table-cell>
          <table:table-cell office:value-type="string" office:string-value=" " table:formula="msoxl:=IF((F106&lt;&gt;0),IF((D106&gt;0),&quot; &quot;,(I$1-A10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7&lt;&gt;0),IF((D107&gt;0),&quot; &quot;,F107),&quot; &quot;)" table:style-name="ce12">
            <text:p><text:s/></text:p>
          </table:table-cell>
          <table:table-cell office:value-type="string" office:string-value=" " table:formula="msoxl:=IF((F107&lt;&gt;0),IF((D107&gt;0),&quot; &quot;,(I$1-A10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8&lt;&gt;0),IF((D108&gt;0),&quot; &quot;,F108),&quot; &quot;)" table:style-name="ce12">
            <text:p><text:s/></text:p>
          </table:table-cell>
          <table:table-cell office:value-type="string" office:string-value=" " table:formula="msoxl:=IF((F108&lt;&gt;0),IF((D108&gt;0),&quot; &quot;,(I$1-A10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09&lt;&gt;0),IF((D109&gt;0),&quot; &quot;,F109),&quot; &quot;)" table:style-name="ce12">
            <text:p><text:s/></text:p>
          </table:table-cell>
          <table:table-cell office:value-type="string" office:string-value=" " table:formula="msoxl:=IF((F109&lt;&gt;0),IF((D109&gt;0),&quot; &quot;,(I$1-A10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0&lt;&gt;0),IF((D110&gt;0),&quot; &quot;,F110),&quot; &quot;)" table:style-name="ce12">
            <text:p><text:s/></text:p>
          </table:table-cell>
          <table:table-cell office:value-type="string" office:string-value=" " table:formula="msoxl:=IF((F110&lt;&gt;0),IF((D110&gt;0),&quot; &quot;,(I$1-A11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1&lt;&gt;0),IF((D111&gt;0),&quot; &quot;,F111),&quot; &quot;)" table:style-name="ce12">
            <text:p><text:s/></text:p>
          </table:table-cell>
          <table:table-cell office:value-type="string" office:string-value=" " table:formula="msoxl:=IF((F111&lt;&gt;0),IF((D111&gt;0),&quot; &quot;,(I$1-A11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2&lt;&gt;0),IF((D112&gt;0),&quot; &quot;,F112),&quot; &quot;)" table:style-name="ce12">
            <text:p><text:s/></text:p>
          </table:table-cell>
          <table:table-cell office:value-type="string" office:string-value=" " table:formula="msoxl:=IF((F112&lt;&gt;0),IF((D112&gt;0),&quot; &quot;,(I$1-A11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3&lt;&gt;0),IF((D113&gt;0),&quot; &quot;,F113),&quot; &quot;)" table:style-name="ce12">
            <text:p><text:s/></text:p>
          </table:table-cell>
          <table:table-cell office:value-type="string" office:string-value=" " table:formula="msoxl:=IF((F113&lt;&gt;0),IF((D113&gt;0),&quot; &quot;,(I$1-A11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4&lt;&gt;0),IF((D114&gt;0),&quot; &quot;,F114),&quot; &quot;)" table:style-name="ce12">
            <text:p><text:s/></text:p>
          </table:table-cell>
          <table:table-cell office:value-type="string" office:string-value=" " table:formula="msoxl:=IF((F114&lt;&gt;0),IF((D114&gt;0),&quot; &quot;,(I$1-A11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5&lt;&gt;0),IF((D115&gt;0),&quot; &quot;,F115),&quot; &quot;)" table:style-name="ce12">
            <text:p><text:s/></text:p>
          </table:table-cell>
          <table:table-cell office:value-type="string" office:string-value=" " table:formula="msoxl:=IF((F115&lt;&gt;0),IF((D115&gt;0),&quot; &quot;,(I$1-A11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6&lt;&gt;0),IF((D116&gt;0),&quot; &quot;,F116),&quot; &quot;)" table:style-name="ce12">
            <text:p><text:s/></text:p>
          </table:table-cell>
          <table:table-cell office:value-type="string" office:string-value=" " table:formula="msoxl:=IF((F116&lt;&gt;0),IF((D116&gt;0),&quot; &quot;,(I$1-A11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7&lt;&gt;0),IF((D117&gt;0),&quot; &quot;,F117),&quot; &quot;)" table:style-name="ce12">
            <text:p><text:s/></text:p>
          </table:table-cell>
          <table:table-cell office:value-type="string" office:string-value=" " table:formula="msoxl:=IF((F117&lt;&gt;0),IF((D117&gt;0),&quot; &quot;,(I$1-A11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8&lt;&gt;0),IF((D118&gt;0),&quot; &quot;,F118),&quot; &quot;)" table:style-name="ce12">
            <text:p><text:s/></text:p>
          </table:table-cell>
          <table:table-cell office:value-type="string" office:string-value=" " table:formula="msoxl:=IF((F118&lt;&gt;0),IF((D118&gt;0),&quot; &quot;,(I$1-A11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19&lt;&gt;0),IF((D119&gt;0),&quot; &quot;,F119),&quot; &quot;)" table:style-name="ce12">
            <text:p><text:s/></text:p>
          </table:table-cell>
          <table:table-cell office:value-type="string" office:string-value=" " table:formula="msoxl:=IF((F119&lt;&gt;0),IF((D119&gt;0),&quot; &quot;,(I$1-A11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0&lt;&gt;0),IF((D120&gt;0),&quot; &quot;,F120),&quot; &quot;)" table:style-name="ce12">
            <text:p><text:s/></text:p>
          </table:table-cell>
          <table:table-cell office:value-type="string" office:string-value=" " table:formula="msoxl:=IF((F120&lt;&gt;0),IF((D120&gt;0),&quot; &quot;,(I$1-A12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1&lt;&gt;0),IF((D121&gt;0),&quot; &quot;,F121),&quot; &quot;)" table:style-name="ce12">
            <text:p><text:s/></text:p>
          </table:table-cell>
          <table:table-cell office:value-type="string" office:string-value=" " table:formula="msoxl:=IF((F121&lt;&gt;0),IF((D121&gt;0),&quot; &quot;,(I$1-A12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2&lt;&gt;0),IF((D122&gt;0),&quot; &quot;,F122),&quot; &quot;)" table:style-name="ce12">
            <text:p><text:s/></text:p>
          </table:table-cell>
          <table:table-cell office:value-type="string" office:string-value=" " table:formula="msoxl:=IF((F122&lt;&gt;0),IF((D122&gt;0),&quot; &quot;,(I$1-A12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3&lt;&gt;0),IF((D123&gt;0),&quot; &quot;,F123),&quot; &quot;)" table:style-name="ce12">
            <text:p><text:s/></text:p>
          </table:table-cell>
          <table:table-cell office:value-type="string" office:string-value=" " table:formula="msoxl:=IF((F123&lt;&gt;0),IF((D123&gt;0),&quot; &quot;,(I$1-A12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4&lt;&gt;0),IF((D124&gt;0),&quot; &quot;,F124),&quot; &quot;)" table:style-name="ce12">
            <text:p><text:s/></text:p>
          </table:table-cell>
          <table:table-cell office:value-type="string" office:string-value=" " table:formula="msoxl:=IF((F124&lt;&gt;0),IF((D124&gt;0),&quot; &quot;,(I$1-A12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5&lt;&gt;0),IF((D125&gt;0),&quot; &quot;,F125),&quot; &quot;)" table:style-name="ce12">
            <text:p><text:s/></text:p>
          </table:table-cell>
          <table:table-cell office:value-type="string" office:string-value=" " table:formula="msoxl:=IF((F125&lt;&gt;0),IF((D125&gt;0),&quot; &quot;,(I$1-A12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6&lt;&gt;0),IF((D126&gt;0),&quot; &quot;,F126),&quot; &quot;)" table:style-name="ce12">
            <text:p><text:s/></text:p>
          </table:table-cell>
          <table:table-cell office:value-type="string" office:string-value=" " table:formula="msoxl:=IF((F126&lt;&gt;0),IF((D126&gt;0),&quot; &quot;,(I$1-A12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7&lt;&gt;0),IF((D127&gt;0),&quot; &quot;,F127),&quot; &quot;)" table:style-name="ce12">
            <text:p><text:s/></text:p>
          </table:table-cell>
          <table:table-cell office:value-type="string" office:string-value=" " table:formula="msoxl:=IF((F127&lt;&gt;0),IF((D127&gt;0),&quot; &quot;,(I$1-A12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8&lt;&gt;0),IF((D128&gt;0),&quot; &quot;,F128),&quot; &quot;)" table:style-name="ce12">
            <text:p><text:s/></text:p>
          </table:table-cell>
          <table:table-cell office:value-type="string" office:string-value=" " table:formula="msoxl:=IF((F128&lt;&gt;0),IF((D128&gt;0),&quot; &quot;,(I$1-A12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29&lt;&gt;0),IF((D129&gt;0),&quot; &quot;,F129),&quot; &quot;)" table:style-name="ce12">
            <text:p><text:s/></text:p>
          </table:table-cell>
          <table:table-cell office:value-type="string" office:string-value=" " table:formula="msoxl:=IF((F129&lt;&gt;0),IF((D129&gt;0),&quot; &quot;,(I$1-A12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0&lt;&gt;0),IF((D130&gt;0),&quot; &quot;,F130),&quot; &quot;)" table:style-name="ce12">
            <text:p><text:s/></text:p>
          </table:table-cell>
          <table:table-cell office:value-type="string" office:string-value=" " table:formula="msoxl:=IF((F130&lt;&gt;0),IF((D130&gt;0),&quot; &quot;,(I$1-A13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1&lt;&gt;0),IF((D131&gt;0),&quot; &quot;,F131),&quot; &quot;)" table:style-name="ce12">
            <text:p><text:s/></text:p>
          </table:table-cell>
          <table:table-cell office:value-type="string" office:string-value=" " table:formula="msoxl:=IF((F131&lt;&gt;0),IF((D131&gt;0),&quot; &quot;,(I$1-A13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2&lt;&gt;0),IF((D132&gt;0),&quot; &quot;,F132),&quot; &quot;)" table:style-name="ce12">
            <text:p><text:s/></text:p>
          </table:table-cell>
          <table:table-cell office:value-type="string" office:string-value=" " table:formula="msoxl:=IF((F132&lt;&gt;0),IF((D132&gt;0),&quot; &quot;,(I$1-A13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3&lt;&gt;0),IF((D133&gt;0),&quot; &quot;,F133),&quot; &quot;)" table:style-name="ce12">
            <text:p><text:s/></text:p>
          </table:table-cell>
          <table:table-cell office:value-type="string" office:string-value=" " table:formula="msoxl:=IF((F133&lt;&gt;0),IF((D133&gt;0),&quot; &quot;,(I$1-A13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4&lt;&gt;0),IF((D134&gt;0),&quot; &quot;,F134),&quot; &quot;)" table:style-name="ce12">
            <text:p><text:s/></text:p>
          </table:table-cell>
          <table:table-cell office:value-type="string" office:string-value=" " table:formula="msoxl:=IF((F134&lt;&gt;0),IF((D134&gt;0),&quot; &quot;,(I$1-A13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5&lt;&gt;0),IF((D135&gt;0),&quot; &quot;,F135),&quot; &quot;)" table:style-name="ce12">
            <text:p><text:s/></text:p>
          </table:table-cell>
          <table:table-cell office:value-type="string" office:string-value=" " table:formula="msoxl:=IF((F135&lt;&gt;0),IF((D135&gt;0),&quot; &quot;,(I$1-A13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6&lt;&gt;0),IF((D136&gt;0),&quot; &quot;,F136),&quot; &quot;)" table:style-name="ce12">
            <text:p><text:s/></text:p>
          </table:table-cell>
          <table:table-cell office:value-type="string" office:string-value=" " table:formula="msoxl:=IF((F136&lt;&gt;0),IF((D136&gt;0),&quot; &quot;,(I$1-A13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7&lt;&gt;0),IF((D137&gt;0),&quot; &quot;,F137),&quot; &quot;)" table:style-name="ce12">
            <text:p><text:s/></text:p>
          </table:table-cell>
          <table:table-cell office:value-type="string" office:string-value=" " table:formula="msoxl:=IF((F137&lt;&gt;0),IF((D137&gt;0),&quot; &quot;,(I$1-A13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8&lt;&gt;0),IF((D138&gt;0),&quot; &quot;,F138),&quot; &quot;)" table:style-name="ce12">
            <text:p><text:s/></text:p>
          </table:table-cell>
          <table:table-cell office:value-type="string" office:string-value=" " table:formula="msoxl:=IF((F138&lt;&gt;0),IF((D138&gt;0),&quot; &quot;,(I$1-A13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39&lt;&gt;0),IF((D139&gt;0),&quot; &quot;,F139),&quot; &quot;)" table:style-name="ce12">
            <text:p><text:s/></text:p>
          </table:table-cell>
          <table:table-cell office:value-type="string" office:string-value=" " table:formula="msoxl:=IF((F139&lt;&gt;0),IF((D139&gt;0),&quot; &quot;,(I$1-A13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0&lt;&gt;0),IF((D140&gt;0),&quot; &quot;,F140),&quot; &quot;)" table:style-name="ce12">
            <text:p><text:s/></text:p>
          </table:table-cell>
          <table:table-cell office:value-type="string" office:string-value=" " table:formula="msoxl:=IF((F140&lt;&gt;0),IF((D140&gt;0),&quot; &quot;,(I$1-A14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1&lt;&gt;0),IF((D141&gt;0),&quot; &quot;,F141),&quot; &quot;)" table:style-name="ce12">
            <text:p><text:s/></text:p>
          </table:table-cell>
          <table:table-cell office:value-type="string" office:string-value=" " table:formula="msoxl:=IF((F141&lt;&gt;0),IF((D141&gt;0),&quot; &quot;,(I$1-A14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2&lt;&gt;0),IF((D142&gt;0),&quot; &quot;,F142),&quot; &quot;)" table:style-name="ce12">
            <text:p><text:s/></text:p>
          </table:table-cell>
          <table:table-cell office:value-type="string" office:string-value=" " table:formula="msoxl:=IF((F142&lt;&gt;0),IF((D142&gt;0),&quot; &quot;,(I$1-A14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3&lt;&gt;0),IF((D143&gt;0),&quot; &quot;,F143),&quot; &quot;)" table:style-name="ce12">
            <text:p><text:s/></text:p>
          </table:table-cell>
          <table:table-cell office:value-type="string" office:string-value=" " table:formula="msoxl:=IF((F143&lt;&gt;0),IF((D143&gt;0),&quot; &quot;,(I$1-A14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4&lt;&gt;0),IF((D144&gt;0),&quot; &quot;,F144),&quot; &quot;)" table:style-name="ce12">
            <text:p><text:s/></text:p>
          </table:table-cell>
          <table:table-cell office:value-type="string" office:string-value=" " table:formula="msoxl:=IF((F144&lt;&gt;0),IF((D144&gt;0),&quot; &quot;,(I$1-A14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5&lt;&gt;0),IF((D145&gt;0),&quot; &quot;,F145),&quot; &quot;)" table:style-name="ce12">
            <text:p><text:s/></text:p>
          </table:table-cell>
          <table:table-cell office:value-type="string" office:string-value=" " table:formula="msoxl:=IF((F145&lt;&gt;0),IF((D145&gt;0),&quot; &quot;,(I$1-A14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6&lt;&gt;0),IF((D146&gt;0),&quot; &quot;,F146),&quot; &quot;)" table:style-name="ce12">
            <text:p><text:s/></text:p>
          </table:table-cell>
          <table:table-cell office:value-type="string" office:string-value=" " table:formula="msoxl:=IF((F146&lt;&gt;0),IF((D146&gt;0),&quot; &quot;,(I$1-A14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7&lt;&gt;0),IF((D147&gt;0),&quot; &quot;,F147),&quot; &quot;)" table:style-name="ce12">
            <text:p><text:s/></text:p>
          </table:table-cell>
          <table:table-cell office:value-type="string" office:string-value=" " table:formula="msoxl:=IF((F147&lt;&gt;0),IF((D147&gt;0),&quot; &quot;,(I$1-A14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8&lt;&gt;0),IF((D148&gt;0),&quot; &quot;,F148),&quot; &quot;)" table:style-name="ce12">
            <text:p><text:s/></text:p>
          </table:table-cell>
          <table:table-cell office:value-type="string" office:string-value=" " table:formula="msoxl:=IF((F148&lt;&gt;0),IF((D148&gt;0),&quot; &quot;,(I$1-A14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49&lt;&gt;0),IF((D149&gt;0),&quot; &quot;,F149),&quot; &quot;)" table:style-name="ce12">
            <text:p><text:s/></text:p>
          </table:table-cell>
          <table:table-cell office:value-type="string" office:string-value=" " table:formula="msoxl:=IF((F149&lt;&gt;0),IF((D149&gt;0),&quot; &quot;,(I$1-A14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0&lt;&gt;0),IF((D150&gt;0),&quot; &quot;,F150),&quot; &quot;)" table:style-name="ce12">
            <text:p><text:s/></text:p>
          </table:table-cell>
          <table:table-cell office:value-type="string" office:string-value=" " table:formula="msoxl:=IF((F150&lt;&gt;0),IF((D150&gt;0),&quot; &quot;,(I$1-A15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1&lt;&gt;0),IF((D151&gt;0),&quot; &quot;,F151),&quot; &quot;)" table:style-name="ce12">
            <text:p><text:s/></text:p>
          </table:table-cell>
          <table:table-cell office:value-type="string" office:string-value=" " table:formula="msoxl:=IF((F151&lt;&gt;0),IF((D151&gt;0),&quot; &quot;,(I$1-A15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2&lt;&gt;0),IF((D152&gt;0),&quot; &quot;,F152),&quot; &quot;)" table:style-name="ce12">
            <text:p><text:s/></text:p>
          </table:table-cell>
          <table:table-cell office:value-type="string" office:string-value=" " table:formula="msoxl:=IF((F152&lt;&gt;0),IF((D152&gt;0),&quot; &quot;,(I$1-A15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3&lt;&gt;0),IF((D153&gt;0),&quot; &quot;,F153),&quot; &quot;)" table:style-name="ce12">
            <text:p><text:s/></text:p>
          </table:table-cell>
          <table:table-cell office:value-type="string" office:string-value=" " table:formula="msoxl:=IF((F153&lt;&gt;0),IF((D153&gt;0),&quot; &quot;,(I$1-A15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4&lt;&gt;0),IF((D154&gt;0),&quot; &quot;,F154),&quot; &quot;)" table:style-name="ce12">
            <text:p><text:s/></text:p>
          </table:table-cell>
          <table:table-cell office:value-type="string" office:string-value=" " table:formula="msoxl:=IF((F154&lt;&gt;0),IF((D154&gt;0),&quot; &quot;,(I$1-A15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5&lt;&gt;0),IF((D155&gt;0),&quot; &quot;,F155),&quot; &quot;)" table:style-name="ce12">
            <text:p><text:s/></text:p>
          </table:table-cell>
          <table:table-cell office:value-type="string" office:string-value=" " table:formula="msoxl:=IF((F155&lt;&gt;0),IF((D155&gt;0),&quot; &quot;,(I$1-A15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6&lt;&gt;0),IF((D156&gt;0),&quot; &quot;,F156),&quot; &quot;)" table:style-name="ce12">
            <text:p><text:s/></text:p>
          </table:table-cell>
          <table:table-cell office:value-type="string" office:string-value=" " table:formula="msoxl:=IF((F156&lt;&gt;0),IF((D156&gt;0),&quot; &quot;,(I$1-A15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7&lt;&gt;0),IF((D157&gt;0),&quot; &quot;,F157),&quot; &quot;)" table:style-name="ce12">
            <text:p><text:s/></text:p>
          </table:table-cell>
          <table:table-cell office:value-type="string" office:string-value=" " table:formula="msoxl:=IF((F157&lt;&gt;0),IF((D157&gt;0),&quot; &quot;,(I$1-A15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8&lt;&gt;0),IF((D158&gt;0),&quot; &quot;,F158),&quot; &quot;)" table:style-name="ce12">
            <text:p><text:s/></text:p>
          </table:table-cell>
          <table:table-cell office:value-type="string" office:string-value=" " table:formula="msoxl:=IF((F158&lt;&gt;0),IF((D158&gt;0),&quot; &quot;,(I$1-A15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59&lt;&gt;0),IF((D159&gt;0),&quot; &quot;,F159),&quot; &quot;)" table:style-name="ce12">
            <text:p><text:s/></text:p>
          </table:table-cell>
          <table:table-cell office:value-type="string" office:string-value=" " table:formula="msoxl:=IF((F159&lt;&gt;0),IF((D159&gt;0),&quot; &quot;,(I$1-A15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0&lt;&gt;0),IF((D160&gt;0),&quot; &quot;,F160),&quot; &quot;)" table:style-name="ce12">
            <text:p><text:s/></text:p>
          </table:table-cell>
          <table:table-cell office:value-type="string" office:string-value=" " table:formula="msoxl:=IF((F160&lt;&gt;0),IF((D160&gt;0),&quot; &quot;,(I$1-A16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1&lt;&gt;0),IF((D161&gt;0),&quot; &quot;,F161),&quot; &quot;)" table:style-name="ce12">
            <text:p><text:s/></text:p>
          </table:table-cell>
          <table:table-cell office:value-type="string" office:string-value=" " table:formula="msoxl:=IF((F161&lt;&gt;0),IF((D161&gt;0),&quot; &quot;,(I$1-A16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2&lt;&gt;0),IF((D162&gt;0),&quot; &quot;,F162),&quot; &quot;)" table:style-name="ce12">
            <text:p><text:s/></text:p>
          </table:table-cell>
          <table:table-cell office:value-type="string" office:string-value=" " table:formula="msoxl:=IF((F162&lt;&gt;0),IF((D162&gt;0),&quot; &quot;,(I$1-A16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3&lt;&gt;0),IF((D163&gt;0),&quot; &quot;,F163),&quot; &quot;)" table:style-name="ce12">
            <text:p><text:s/></text:p>
          </table:table-cell>
          <table:table-cell office:value-type="string" office:string-value=" " table:formula="msoxl:=IF((F163&lt;&gt;0),IF((D163&gt;0),&quot; &quot;,(I$1-A16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4&lt;&gt;0),IF((D164&gt;0),&quot; &quot;,F164),&quot; &quot;)" table:style-name="ce12">
            <text:p><text:s/></text:p>
          </table:table-cell>
          <table:table-cell office:value-type="string" office:string-value=" " table:formula="msoxl:=IF((F164&lt;&gt;0),IF((D164&gt;0),&quot; &quot;,(I$1-A16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5&lt;&gt;0),IF((D165&gt;0),&quot; &quot;,F165),&quot; &quot;)" table:style-name="ce12">
            <text:p><text:s/></text:p>
          </table:table-cell>
          <table:table-cell office:value-type="string" office:string-value=" " table:formula="msoxl:=IF((F165&lt;&gt;0),IF((D165&gt;0),&quot; &quot;,(I$1-A16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6&lt;&gt;0),IF((D166&gt;0),&quot; &quot;,F166),&quot; &quot;)" table:style-name="ce12">
            <text:p><text:s/></text:p>
          </table:table-cell>
          <table:table-cell office:value-type="string" office:string-value=" " table:formula="msoxl:=IF((F166&lt;&gt;0),IF((D166&gt;0),&quot; &quot;,(I$1-A16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7&lt;&gt;0),IF((D167&gt;0),&quot; &quot;,F167),&quot; &quot;)" table:style-name="ce12">
            <text:p><text:s/></text:p>
          </table:table-cell>
          <table:table-cell office:value-type="string" office:string-value=" " table:formula="msoxl:=IF((F167&lt;&gt;0),IF((D167&gt;0),&quot; &quot;,(I$1-A16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8&lt;&gt;0),IF((D168&gt;0),&quot; &quot;,F168),&quot; &quot;)" table:style-name="ce12">
            <text:p><text:s/></text:p>
          </table:table-cell>
          <table:table-cell office:value-type="string" office:string-value=" " table:formula="msoxl:=IF((F168&lt;&gt;0),IF((D168&gt;0),&quot; &quot;,(I$1-A16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69&lt;&gt;0),IF((D169&gt;0),&quot; &quot;,F169),&quot; &quot;)" table:style-name="ce12">
            <text:p><text:s/></text:p>
          </table:table-cell>
          <table:table-cell office:value-type="string" office:string-value=" " table:formula="msoxl:=IF((F169&lt;&gt;0),IF((D169&gt;0),&quot; &quot;,(I$1-A16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0&lt;&gt;0),IF((D170&gt;0),&quot; &quot;,F170),&quot; &quot;)" table:style-name="ce12">
            <text:p><text:s/></text:p>
          </table:table-cell>
          <table:table-cell office:value-type="string" office:string-value=" " table:formula="msoxl:=IF((F170&lt;&gt;0),IF((D170&gt;0),&quot; &quot;,(I$1-A17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1&lt;&gt;0),IF((D171&gt;0),&quot; &quot;,F171),&quot; &quot;)" table:style-name="ce12">
            <text:p><text:s/></text:p>
          </table:table-cell>
          <table:table-cell office:value-type="string" office:string-value=" " table:formula="msoxl:=IF((F171&lt;&gt;0),IF((D171&gt;0),&quot; &quot;,(I$1-A17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2&lt;&gt;0),IF((D172&gt;0),&quot; &quot;,F172),&quot; &quot;)" table:style-name="ce12">
            <text:p><text:s/></text:p>
          </table:table-cell>
          <table:table-cell office:value-type="string" office:string-value=" " table:formula="msoxl:=IF((F172&lt;&gt;0),IF((D172&gt;0),&quot; &quot;,(I$1-A17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3&lt;&gt;0),IF((D173&gt;0),&quot; &quot;,F173),&quot; &quot;)" table:style-name="ce12">
            <text:p><text:s/></text:p>
          </table:table-cell>
          <table:table-cell office:value-type="string" office:string-value=" " table:formula="msoxl:=IF((F173&lt;&gt;0),IF((D173&gt;0),&quot; &quot;,(I$1-A17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4&lt;&gt;0),IF((D174&gt;0),&quot; &quot;,F174),&quot; &quot;)" table:style-name="ce12">
            <text:p><text:s/></text:p>
          </table:table-cell>
          <table:table-cell office:value-type="string" office:string-value=" " table:formula="msoxl:=IF((F174&lt;&gt;0),IF((D174&gt;0),&quot; &quot;,(I$1-A17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5&lt;&gt;0),IF((D175&gt;0),&quot; &quot;,F175),&quot; &quot;)" table:style-name="ce12">
            <text:p><text:s/></text:p>
          </table:table-cell>
          <table:table-cell office:value-type="string" office:string-value=" " table:formula="msoxl:=IF((F175&lt;&gt;0),IF((D175&gt;0),&quot; &quot;,(I$1-A17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6&lt;&gt;0),IF((D176&gt;0),&quot; &quot;,F176),&quot; &quot;)" table:style-name="ce12">
            <text:p><text:s/></text:p>
          </table:table-cell>
          <table:table-cell office:value-type="string" office:string-value=" " table:formula="msoxl:=IF((F176&lt;&gt;0),IF((D176&gt;0),&quot; &quot;,(I$1-A17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7&lt;&gt;0),IF((D177&gt;0),&quot; &quot;,F177),&quot; &quot;)" table:style-name="ce12">
            <text:p><text:s/></text:p>
          </table:table-cell>
          <table:table-cell office:value-type="string" office:string-value=" " table:formula="msoxl:=IF((F177&lt;&gt;0),IF((D177&gt;0),&quot; &quot;,(I$1-A17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8&lt;&gt;0),IF((D178&gt;0),&quot; &quot;,F178),&quot; &quot;)" table:style-name="ce12">
            <text:p><text:s/></text:p>
          </table:table-cell>
          <table:table-cell office:value-type="string" office:string-value=" " table:formula="msoxl:=IF((F178&lt;&gt;0),IF((D178&gt;0),&quot; &quot;,(I$1-A17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79&lt;&gt;0),IF((D179&gt;0),&quot; &quot;,F179),&quot; &quot;)" table:style-name="ce12">
            <text:p><text:s/></text:p>
          </table:table-cell>
          <table:table-cell office:value-type="string" office:string-value=" " table:formula="msoxl:=IF((F179&lt;&gt;0),IF((D179&gt;0),&quot; &quot;,(I$1-A17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0&lt;&gt;0),IF((D180&gt;0),&quot; &quot;,F180),&quot; &quot;)" table:style-name="ce12">
            <text:p><text:s/></text:p>
          </table:table-cell>
          <table:table-cell office:value-type="string" office:string-value=" " table:formula="msoxl:=IF((F180&lt;&gt;0),IF((D180&gt;0),&quot; &quot;,(I$1-A18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1&lt;&gt;0),IF((D181&gt;0),&quot; &quot;,F181),&quot; &quot;)" table:style-name="ce12">
            <text:p><text:s/></text:p>
          </table:table-cell>
          <table:table-cell office:value-type="string" office:string-value=" " table:formula="msoxl:=IF((F181&lt;&gt;0),IF((D181&gt;0),&quot; &quot;,(I$1-A18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2&lt;&gt;0),IF((D182&gt;0),&quot; &quot;,F182),&quot; &quot;)" table:style-name="ce12">
            <text:p><text:s/></text:p>
          </table:table-cell>
          <table:table-cell office:value-type="string" office:string-value=" " table:formula="msoxl:=IF((F182&lt;&gt;0),IF((D182&gt;0),&quot; &quot;,(I$1-A18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3&lt;&gt;0),IF((D183&gt;0),&quot; &quot;,F183),&quot; &quot;)" table:style-name="ce12">
            <text:p><text:s/></text:p>
          </table:table-cell>
          <table:table-cell office:value-type="string" office:string-value=" " table:formula="msoxl:=IF((F183&lt;&gt;0),IF((D183&gt;0),&quot; &quot;,(I$1-A18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4&lt;&gt;0),IF((D184&gt;0),&quot; &quot;,F184),&quot; &quot;)" table:style-name="ce12">
            <text:p><text:s/></text:p>
          </table:table-cell>
          <table:table-cell office:value-type="string" office:string-value=" " table:formula="msoxl:=IF((F184&lt;&gt;0),IF((D184&gt;0),&quot; &quot;,(I$1-A18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5&lt;&gt;0),IF((D185&gt;0),&quot; &quot;,F185),&quot; &quot;)" table:style-name="ce12">
            <text:p><text:s/></text:p>
          </table:table-cell>
          <table:table-cell office:value-type="string" office:string-value=" " table:formula="msoxl:=IF((F185&lt;&gt;0),IF((D185&gt;0),&quot; &quot;,(I$1-A18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6&lt;&gt;0),IF((D186&gt;0),&quot; &quot;,F186),&quot; &quot;)" table:style-name="ce12">
            <text:p><text:s/></text:p>
          </table:table-cell>
          <table:table-cell office:value-type="string" office:string-value=" " table:formula="msoxl:=IF((F186&lt;&gt;0),IF((D186&gt;0),&quot; &quot;,(I$1-A18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7&lt;&gt;0),IF((D187&gt;0),&quot; &quot;,F187),&quot; &quot;)" table:style-name="ce12">
            <text:p><text:s/></text:p>
          </table:table-cell>
          <table:table-cell office:value-type="string" office:string-value=" " table:formula="msoxl:=IF((F187&lt;&gt;0),IF((D187&gt;0),&quot; &quot;,(I$1-A18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8&lt;&gt;0),IF((D188&gt;0),&quot; &quot;,F188),&quot; &quot;)" table:style-name="ce12">
            <text:p><text:s/></text:p>
          </table:table-cell>
          <table:table-cell office:value-type="string" office:string-value=" " table:formula="msoxl:=IF((F188&lt;&gt;0),IF((D188&gt;0),&quot; &quot;,(I$1-A18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89&lt;&gt;0),IF((D189&gt;0),&quot; &quot;,F189),&quot; &quot;)" table:style-name="ce12">
            <text:p><text:s/></text:p>
          </table:table-cell>
          <table:table-cell office:value-type="string" office:string-value=" " table:formula="msoxl:=IF((F189&lt;&gt;0),IF((D189&gt;0),&quot; &quot;,(I$1-A18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0&lt;&gt;0),IF((D190&gt;0),&quot; &quot;,F190),&quot; &quot;)" table:style-name="ce12">
            <text:p><text:s/></text:p>
          </table:table-cell>
          <table:table-cell office:value-type="string" office:string-value=" " table:formula="msoxl:=IF((F190&lt;&gt;0),IF((D190&gt;0),&quot; &quot;,(I$1-A19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1&lt;&gt;0),IF((D191&gt;0),&quot; &quot;,F191),&quot; &quot;)" table:style-name="ce12">
            <text:p><text:s/></text:p>
          </table:table-cell>
          <table:table-cell office:value-type="string" office:string-value=" " table:formula="msoxl:=IF((F191&lt;&gt;0),IF((D191&gt;0),&quot; &quot;,(I$1-A19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2&lt;&gt;0),IF((D192&gt;0),&quot; &quot;,F192),&quot; &quot;)" table:style-name="ce12">
            <text:p><text:s/></text:p>
          </table:table-cell>
          <table:table-cell office:value-type="string" office:string-value=" " table:formula="msoxl:=IF((F192&lt;&gt;0),IF((D192&gt;0),&quot; &quot;,(I$1-A19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3&lt;&gt;0),IF((D193&gt;0),&quot; &quot;,F193),&quot; &quot;)" table:style-name="ce12">
            <text:p><text:s/></text:p>
          </table:table-cell>
          <table:table-cell office:value-type="string" office:string-value=" " table:formula="msoxl:=IF((F193&lt;&gt;0),IF((D193&gt;0),&quot; &quot;,(I$1-A19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4&lt;&gt;0),IF((D194&gt;0),&quot; &quot;,F194),&quot; &quot;)" table:style-name="ce12">
            <text:p><text:s/></text:p>
          </table:table-cell>
          <table:table-cell office:value-type="string" office:string-value=" " table:formula="msoxl:=IF((F194&lt;&gt;0),IF((D194&gt;0),&quot; &quot;,(I$1-A194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5&lt;&gt;0),IF((D195&gt;0),&quot; &quot;,F195),&quot; &quot;)" table:style-name="ce12">
            <text:p><text:s/></text:p>
          </table:table-cell>
          <table:table-cell office:value-type="string" office:string-value=" " table:formula="msoxl:=IF((F195&lt;&gt;0),IF((D195&gt;0),&quot; &quot;,(I$1-A195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6&lt;&gt;0),IF((D196&gt;0),&quot; &quot;,F196),&quot; &quot;)" table:style-name="ce12">
            <text:p><text:s/></text:p>
          </table:table-cell>
          <table:table-cell office:value-type="string" office:string-value=" " table:formula="msoxl:=IF((F196&lt;&gt;0),IF((D196&gt;0),&quot; &quot;,(I$1-A196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7&lt;&gt;0),IF((D197&gt;0),&quot; &quot;,F197),&quot; &quot;)" table:style-name="ce12">
            <text:p><text:s/></text:p>
          </table:table-cell>
          <table:table-cell office:value-type="string" office:string-value=" " table:formula="msoxl:=IF((F197&lt;&gt;0),IF((D197&gt;0),&quot; &quot;,(I$1-A197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8&lt;&gt;0),IF((D198&gt;0),&quot; &quot;,F198),&quot; &quot;)" table:style-name="ce12">
            <text:p><text:s/></text:p>
          </table:table-cell>
          <table:table-cell office:value-type="string" office:string-value=" " table:formula="msoxl:=IF((F198&lt;&gt;0),IF((D198&gt;0),&quot; &quot;,(I$1-A198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199&lt;&gt;0),IF((D199&gt;0),&quot; &quot;,F199),&quot; &quot;)" table:style-name="ce12">
            <text:p><text:s/></text:p>
          </table:table-cell>
          <table:table-cell office:value-type="string" office:string-value=" " table:formula="msoxl:=IF((F199&lt;&gt;0),IF((D199&gt;0),&quot; &quot;,(I$1-A199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0&lt;&gt;0),IF((D200&gt;0),&quot; &quot;,F200),&quot; &quot;)" table:style-name="ce12">
            <text:p><text:s/></text:p>
          </table:table-cell>
          <table:table-cell office:value-type="string" office:string-value=" " table:formula="msoxl:=IF((F200&lt;&gt;0),IF((D200&gt;0),&quot; &quot;,(I$1-A200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1&lt;&gt;0),IF((D201&gt;0),&quot; &quot;,F201),&quot; &quot;)" table:style-name="ce12">
            <text:p><text:s/></text:p>
          </table:table-cell>
          <table:table-cell office:value-type="string" office:string-value=" " table:formula="msoxl:=IF((F201&lt;&gt;0),IF((D201&gt;0),&quot; &quot;,(I$1-A201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2&lt;&gt;0),IF((D202&gt;0),&quot; &quot;,F202),&quot; &quot;)" table:style-name="ce12">
            <text:p><text:s/></text:p>
          </table:table-cell>
          <table:table-cell office:value-type="string" office:string-value=" " table:formula="msoxl:=IF((F202&lt;&gt;0),IF((D202&gt;0),&quot; &quot;,(I$1-A202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3&lt;&gt;0),IF((D203&gt;0),&quot; &quot;,F203),&quot; &quot;)" table:style-name="ce12">
            <text:p><text:s/></text:p>
          </table:table-cell>
          <table:table-cell office:value-type="string" office:string-value=" " table:formula="msoxl:=IF((F203&lt;&gt;0),IF((D203&gt;0),&quot; &quot;,(I$1-A203)),&quot; &quot;)" table:style-name="ce10">
            <text:p><text:s/></text:p>
          </table:table-cell>
          <table:table-cell table:number-columns-repeated="16375"/>
        </table:table-row>
        <table:table-row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office:value-type="string" office:string-value=" " table:formula="msoxl:=IF((F204&lt;&gt;0),IF((D204&gt;0),&quot; &quot;,F204),&quot; &quot;)" table:style-name="ce12">
            <text:p><text:s/></text:p>
          </table:table-cell>
          <table:table-cell office:value-type="string" office:string-value=" " table:formula="msoxl:=IF((F204&lt;&gt;0),IF((D204&gt;0),&quot; &quot;,(I$1-A204)),&quot; &quot;)" table:style-name="ce10">
            <text:p><text:s/></text:p>
          </table:table-cell>
          <table:table-cell table:number-columns-repeated="16375"/>
        </table:table-row>
        <table:table-row table:number-rows-repeated="4"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/>
        </table:table-row>
        <table:table-row table:number-rows-repeated="80"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number-columns-repeated="16377"/>
        </table:table-row>
        <table:table-row table:number-rows-repeated="11" table:style-name="ro1">
          <table:table-cell table:content-validation-name="val12" table:style-name="ce21"/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style-name="ro4">
          <table:table-cell table:content-validation-name="val12" table:style-name="ce22"/>
          <table:table-cell table:style-name="ce23"/>
          <table:table-cell table:style-name="ce24"/>
          <table:table-cell table:style-name="ce31"/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style-name="ce23"/>
          <table:table-cell table:number-columns-repeated="16374"/>
        </table:table-row>
        <table:table-row table:style-name="ro1">
          <table:table-cell office:value-type="string" table:style-name="ce3">
            <text:p>Entries below this line not included in totals</text:p>
          </table:table-cell>
          <table:table-cell table:style-name="ce1"/>
          <table:table-cell table:style-name="ce13"/>
          <table:table-cell table:style-name="ce29"/>
          <table:table-cell table:style-name="ce4"/>
          <table:table-cell table:number-columns-repeated="2" table:style-name="ce8"/>
          <table:table-cell table:style-name="ce12"/>
          <table:table-cell table:style-name="ce11"/>
          <table:table-cell table:number-columns-repeated="16375" table:style-name="ce1"/>
        </table:table-row>
        <table:table-row table:number-rows-repeated="10482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7P0"/>
    </number:number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196850393700787in" fo:margin-right="0.393700787401575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Sales</text:span><text:span text:style-name="T1"> </text:span><text:span text:style-name="T1">Turnover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0607 Sales Vat</dc:title>
    <meta:initial-creator>Terry Cartwright</meta:initial-creator>
    <dc:creator>Antony Cartwright</dc:creator>
    <meta:creation-date>2005-11-20T10:44:15Z</meta:creation-date>
    <dc:date>2010-10-01T16:55:11Z</dc:date>
    <meta:print-date>2006-06-12T14:49:39Z</meta:print-date>
  </office:meta>
</office:document-meta>
</file>